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4883" officeooo:paragraph-rsid="00164883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4883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64883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7c4d7" style:font-style-asian="normal" style:font-weight-asian="normal"/>
    </style:style>
    <style:style style:name="T5" style:family="text">
      <style:text-properties officeooo:rsid="0017c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5"><text:span text:style-name="T4">Contitutes</text:span><text:span text:style-name="T3"> the need for an anthem.</text:span></text:p>
      <text:p text:style-name="P1"/>
      <text:p text:style-name="P1">And proceeds.</text:p>
      <text:p text:style-name="P1"/>
      <text:p text:style-name="P1">Signed by,</text:p>
      <text:p text:style-name="P4">yoran</text:p>
      <text:p text:style-name="P1"/>
      <text:p text:style-name="P1"/>
      <text:p text:style-name="P1"/>
      <text:p text:style-name="Standard"><text:span text:style-name="T1">[Motion as: 20-</text:span><text:span text:style-name="T2">1</text:span><text:span text:style-name="T3">7</text:span><text:span text:style-name="T1">: “For the PA to have an anthem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7T21:19:25.593866999</dc:date>
    <meta:editing-duration>PT1M1S</meta:editing-duration>
    <meta:editing-cycles>3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42" meta:character-count="246" meta:non-whitespace-character-count="211"/>
  </office:meta>
</office:document-meta>
</file>